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f68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f68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f68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f68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f68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f68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f68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f68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f68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f68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f68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f68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f68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f68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f68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f68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f68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Yolennis Victoria Antuare Urbi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4664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Enrique Antuare Marca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25899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3.9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8" meta:non-whitespace-character-count="1010"/>
    <meta:template xlink:type="simple" xlink:actuate="onRequest" xlink:title="Normal" xlink:href=""/>
  </office:meta>
</office:document-meta>
</file>